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48%"/>
    </style:style>
    <style:style style:family="text" style:name="p1-1-1">
      <style:text-properties style:font-name="한양견고딕" style:font-name-asian="휴먼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한양견고딕" style:font-name-asian="휴먼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한양견고딕" style:font-name-asian="휴먼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justify" fo:text-indent="0pt" fo:margin-left="0pt" fo:margin-right="0pt" fo:margin-top="0pt" fo:margin-bottom="0pt" fo:line-height="148%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justify" fo:text-indent="-40pt" fo:margin-left="40pt" fo:margin-right="0pt" fo:margin-top="0pt" fo:margin-bottom="0pt" fo:line-height="148%"/>
    </style:style>
    <style:style style:family="text" style:name="p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제1조">
      <style:paragraph-properties fo:text-align="justify" fo:text-indent="-17.6pt" fo:margin-left="17.6pt" fo:margin-right="0pt" fo:margin-top="0pt" fo:margin-bottom="0pt" fo:line-height="160%"/>
    </style:style>
    <style:style style:family="text" style:name="p7-1-1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-1-2">
      <style:text-properties style:font-name="한양중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48%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-40.34pt" fo:margin-left="40.34pt" fo:margin-right="0pt" fo:margin-top="0pt" fo:margin-bottom="0pt" fo:line-height="148%"/>
    </style:style>
    <style:style style:family="text" style:name="p1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-39.88pt" fo:margin-left="39.88pt" fo:margin-right="0pt" fo:margin-top="0pt" fo:margin-bottom="0pt" fo:line-height="148%"/>
    </style:style>
    <style:style style:family="text" style:name="p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justify" fo:text-indent="0pt" fo:margin-left="0pt" fo:margin-right="0pt" fo:margin-top="0pt" fo:margin-bottom="0pt" fo:line-height="148%"/>
    </style:style>
    <style:style style:family="paragraph" style:class="text" style:name="Paragraph-16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-1-2">
      <style:text-properties style:font-name="한양견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6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justify" fo:text-indent="0pt" fo:margin-left="0pt" fo:margin-right="0pt" fo:margin-top="0pt" fo:margin-bottom="0pt" fo:line-height="148%"/>
    </style:style>
    <style:style style:family="paragraph" style:class="text" style:name="Paragraph-19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justify" fo:text-indent="-45.67pt" fo:margin-left="45.67pt" fo:margin-right="0pt" fo:margin-top="0pt" fo:margin-bottom="0pt" fo:line-height="148%"/>
    </style:style>
    <style:style style:family="text" style:name="p2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justify" fo:text-indent="-45.67pt" fo:margin-left="45.67pt" fo:margin-right="0pt" fo:margin-top="0pt" fo:margin-bottom="0pt" fo:line-height="148%"/>
    </style:style>
    <style:style style:family="text" style:name="p2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justify" fo:text-indent="-45.67pt" fo:margin-left="45.67pt" fo:margin-right="0pt" fo:margin-top="0pt" fo:margin-bottom="0pt" fo:line-height="148%"/>
    </style:style>
    <style:style style:family="text" style:name="p2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-45.67pt" fo:margin-left="45.67pt" fo:margin-right="0pt" fo:margin-top="0pt" fo:margin-bottom="0pt" fo:line-height="150%"/>
    </style:style>
    <style:style style:family="text" style:name="p2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2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2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justify" fo:text-indent="-45.6pt" fo:margin-left="45.6pt" fo:margin-right="0pt" fo:margin-top="0pt" fo:margin-bottom="0pt" fo:line-height="150%"/>
    </style:style>
    <style:style style:family="text" style:name="p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justify" fo:text-indent="-46.5pt" fo:margin-left="46.5pt" fo:margin-right="0pt" fo:margin-top="0pt" fo:margin-bottom="0pt" fo:line-height="150%"/>
    </style:style>
    <style:style style:family="text" style:name="p3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48%"/>
    </style:style>
    <style:style style:family="text" style:name="p3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justify" fo:text-indent="-45.67pt" fo:margin-left="45.67pt" fo:margin-right="0pt" fo:margin-top="0pt" fo:margin-bottom="0pt" fo:line-height="148%"/>
    </style:style>
    <style:style style:family="text" style:name="p3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-46.87pt" fo:margin-left="46.87pt" fo:margin-right="0pt" fo:margin-top="0pt" fo:margin-bottom="0pt" fo:line-height="148%"/>
    </style:style>
    <style:style style:family="text" style:name="p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3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9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justify" fo:text-indent="-45.1pt" fo:margin-left="45.1pt" fo:margin-right="0pt" fo:margin-top="0pt" fo:margin-bottom="0pt" fo:line-height="148%"/>
    </style:style>
    <style:style style:family="text" style:name="p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-45.26pt" fo:margin-left="45.26pt" fo:margin-right="0pt" fo:margin-top="0pt" fo:margin-bottom="0pt" fo:line-height="148%"/>
    </style:style>
    <style:style style:family="text" style:name="p4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-45.26pt" fo:margin-left="45.26pt" fo:margin-right="0pt" fo:margin-top="0pt" fo:margin-bottom="0pt" fo:line-height="148%"/>
    </style:style>
    <style:style style:family="text" style:name="p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justify" fo:text-indent="-45.99pt" fo:margin-left="45.99pt" fo:margin-right="0pt" fo:margin-top="0pt" fo:margin-bottom="0pt" fo:line-height="150%"/>
    </style:style>
    <style:style style:family="text" style:name="p5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-45.39pt" fo:margin-left="45.39pt" fo:margin-right="0pt" fo:margin-top="0pt" fo:margin-bottom="0pt" fo:line-height="150%"/>
    </style:style>
    <style:style style:family="text" style:name="p5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justify" fo:text-indent="-44.99pt" fo:margin-left="44.99pt" fo:margin-right="0pt" fo:margin-top="0pt" fo:margin-bottom="0pt" fo:line-height="150%"/>
    </style:style>
    <style:style style:family="text" style:name="p5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-45.33pt" fo:margin-left="45.33pt" fo:margin-right="0pt" fo:margin-top="0pt" fo:margin-bottom="0pt" fo:line-height="150%"/>
    </style:style>
    <style:style style:family="text" style:name="p5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justify" fo:text-indent="-45.8pt" fo:margin-left="45.8pt" fo:margin-right="0pt" fo:margin-top="0pt" fo:margin-bottom="0pt" fo:line-height="150%"/>
    </style:style>
    <style:style style:family="text" style:name="p5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justify" fo:text-indent="-45.23pt" fo:margin-left="45.23pt" fo:margin-right="0pt" fo:margin-top="0pt" fo:margin-bottom="0pt" fo:line-height="150%"/>
    </style:style>
    <style:style style:family="text" style:name="p5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5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" style:parent-style-name="바탕글">
      <style:paragraph-properties fo:text-align="justify" fo:text-indent="-45.23pt" fo:margin-left="45.23pt" fo:margin-right="0pt" fo:margin-top="0pt" fo:margin-bottom="0pt" fo:line-height="150%"/>
    </style:style>
    <style:style style:family="text" style:name="p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0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justify" fo:text-indent="-45.67pt" fo:margin-left="45.67pt" fo:margin-right="0pt" fo:margin-top="0pt" fo:margin-bottom="0pt" fo:line-height="150%"/>
    </style:style>
    <style:style style:family="text" style:name="p6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justify" fo:text-indent="-46.48pt" fo:margin-left="46.48pt" fo:margin-right="0pt" fo:margin-top="0pt" fo:margin-bottom="0pt" fo:line-height="150%"/>
    </style:style>
    <style:style style:family="text" style:name="p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5-2-2">
      <style:text-properties style:font-name="한양견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75-2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9" style:parent-style-name="바탕글">
      <style:paragraph-properties fo:text-align="justify" fo:text-indent="-20.91pt" fo:margin-left="20.91pt" fo:margin-right="0pt" fo:margin-top="0pt" fo:margin-bottom="0pt" fo:line-height="150%"/>
    </style:style>
    <style:style style:family="text" style:name="p7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7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4" style:parent-style-name="바탕글">
      <style:paragraph-properties fo:text-align="justify" fo:text-indent="-45.99pt" fo:margin-left="45.99pt" fo:margin-right="0pt" fo:margin-top="0pt" fo:margin-bottom="0pt" fo:line-height="150%"/>
    </style:style>
    <style:style style:family="text" style:name="p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justify" fo:text-indent="-45.99pt" fo:margin-left="45.99pt" fo:margin-right="0pt" fo:margin-top="0pt" fo:margin-bottom="0pt" fo:line-height="150%"/>
    </style:style>
    <style:style style:family="text" style:name="p8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5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5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6" style:parent-style-name="바탕글">
      <style:paragraph-properties fo:text-align="justify" fo:text-indent="-45pt" fo:margin-left="45pt" fo:margin-right="0pt" fo:margin-top="0pt" fo:margin-bottom="0pt" fo:line-height="150%"/>
    </style:style>
    <style:style style:family="text" style:name="p8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justify" fo:text-indent="-45.99pt" fo:margin-left="45.99pt" fo:margin-right="0pt" fo:margin-top="0pt" fo:margin-bottom="0pt" fo:line-height="150%"/>
    </style:style>
    <style:style style:family="text" style:name="p8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8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0" style:parent-style-name="바탕글">
      <style:paragraph-properties fo:text-align="justify" fo:text-indent="-45.24pt" fo:margin-left="45.24pt" fo:margin-right="0pt" fo:margin-top="0pt" fo:margin-bottom="0pt" fo:line-height="150%"/>
    </style:style>
    <style:style style:family="text" style:name="p9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justify" fo:text-indent="-45.26pt" fo:margin-left="45.26pt" fo:margin-right="0pt" fo:margin-top="0pt" fo:margin-bottom="0pt" fo:line-height="150%"/>
    </style:style>
    <style:style style:family="text" style:name="p9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1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2" style:parent-style-name="바탕글">
      <style:paragraph-properties fo:text-align="justify" fo:text-indent="-45.26pt" fo:margin-left="45.26pt" fo:margin-right="0pt" fo:margin-top="0pt" fo:margin-bottom="0pt" fo:line-height="150%"/>
    </style:style>
    <style:style style:family="text" style:name="p9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2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justify" fo:text-indent="-46.24pt" fo:margin-left="46.24pt" fo:margin-right="0pt" fo:margin-top="0pt" fo:margin-bottom="0pt" fo:line-height="150%"/>
    </style:style>
    <style:style style:family="text" style:name="p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9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2" style:parent-style-name="바탕글">
      <style:paragraph-properties fo:text-align="justify" fo:text-indent="-45.29pt" fo:margin-left="45.29pt" fo:margin-right="0pt" fo:margin-top="0pt" fo:margin-bottom="0pt" fo:line-height="150%"/>
    </style:style>
    <style:style style:family="text" style:name="p10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2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3" style:parent-style-name="바탕글">
      <style:paragraph-properties fo:text-align="justify" fo:text-indent="-45.43pt" fo:margin-left="45.43pt" fo:margin-right="0pt" fo:margin-top="0pt" fo:margin-bottom="0pt" fo:line-height="150%"/>
    </style:style>
    <style:style style:family="text" style:name="p10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justify" fo:text-indent="-46.35pt" fo:margin-left="46.35pt" fo:margin-right="0pt" fo:margin-top="0pt" fo:margin-bottom="0pt" fo:line-height="150%"/>
    </style:style>
    <style:style style:family="text" style:name="p10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5" style:parent-style-name="바탕글">
      <style:paragraph-properties fo:text-align="justify" fo:text-indent="-46.35pt" fo:margin-left="46.35pt" fo:margin-right="0pt" fo:margin-top="0pt" fo:margin-bottom="0pt" fo:line-height="150%"/>
    </style:style>
    <style:style style:family="text" style:name="p10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5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justify" fo:text-indent="-46.35pt" fo:margin-left="46.35pt" fo:margin-right="0pt" fo:margin-top="0pt" fo:margin-bottom="0pt" fo:line-height="150%"/>
    </style:style>
    <style:style style:family="text" style:name="p10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0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1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0-1-2">
      <style:text-properties style:font-name="한양신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1-1">
      <style:text-properties style:font-name="한양신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3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6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2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2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29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3" style:parent-style-name="바탕글">
      <style:paragraph-properties fo:text-align="justify" fo:text-indent="-45.73pt" fo:margin-left="45.73pt" fo:margin-right="0pt" fo:margin-top="0pt" fo:margin-bottom="0pt" fo:line-height="150%"/>
    </style:style>
    <style:style style:family="text" style:name="p13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4" style:parent-style-name="바탕글">
      <style:paragraph-properties fo:text-align="justify" fo:text-indent="-45.8pt" fo:margin-left="45.8pt" fo:margin-right="0pt" fo:margin-top="0pt" fo:margin-bottom="0pt" fo:line-height="150%"/>
    </style:style>
    <style:style style:family="text" style:name="p13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5" style:parent-style-name="바탕글">
      <style:paragraph-properties fo:text-align="justify" fo:text-indent="-45.26pt" fo:margin-left="45.26pt" fo:margin-right="0pt" fo:margin-top="0pt" fo:margin-bottom="0pt" fo:line-height="150%"/>
    </style:style>
    <style:style style:family="text" style:name="p13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justify" fo:text-indent="-45.89pt" fo:margin-left="45.89pt" fo:margin-right="0pt" fo:margin-top="0pt" fo:margin-bottom="0pt" fo:line-height="150%"/>
    </style:style>
    <style:style style:family="text" style:name="p13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39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0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1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2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5" style:parent-style-name="바탕글">
      <style:paragraph-properties fo:text-align="justify" fo:text-indent="-45.28pt" fo:margin-left="45.28pt" fo:margin-right="0pt" fo:margin-top="0pt" fo:margin-bottom="0pt" fo:line-height="150%"/>
    </style:style>
    <style:style style:family="text" style:name="p14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5-4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6" style:parent-style-name="바탕글">
      <style:paragraph-properties fo:text-align="justify" fo:text-indent="-46.48pt" fo:margin-left="46.48pt" fo:margin-right="0pt" fo:margin-top="0pt" fo:margin-bottom="0pt" fo:line-height="150%"/>
    </style:style>
    <style:style style:family="text" style:name="p14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7" style:parent-style-name="바탕글">
      <style:paragraph-properties fo:text-align="justify" fo:text-indent="-45.25pt" fo:margin-left="45.25pt" fo:margin-right="0pt" fo:margin-top="0pt" fo:margin-bottom="0pt" fo:line-height="150%"/>
    </style:style>
    <style:style style:family="text" style:name="p14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7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8" style:parent-style-name="바탕글">
      <style:paragraph-properties fo:text-align="justify" fo:text-indent="-45.99pt" fo:margin-left="45.99pt" fo:margin-right="0pt" fo:margin-top="0pt" fo:margin-bottom="0pt" fo:line-height="150%"/>
    </style:style>
    <style:style style:family="text" style:name="p14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48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0" style:parent-style-name="바탕글">
      <style:paragraph-properties fo:text-align="justify" fo:text-indent="-21.21pt" fo:margin-left="21.21pt" fo:margin-right="0pt" fo:margin-top="0pt" fo:margin-bottom="0pt" fo:line-height="150%"/>
    </style:style>
    <style:style style:family="text" style:name="p15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-1-2">
      <style:text-properties style:font-name="한양견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5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1" style:parent-style-name="바탕글">
      <style:paragraph-properties fo:text-align="justify" fo:text-indent="-21.21pt" fo:margin-left="21.21pt" fo:margin-right="0pt" fo:margin-top="0pt" fo:margin-bottom="0pt" fo:line-height="150%"/>
    </style:style>
    <style:style style:family="text" style:name="p15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5" style:parent-style-name="바탕글">
      <style:paragraph-properties fo:text-align="justify" fo:text-indent="-45.66pt" fo:margin-left="45.66pt" fo:margin-right="0pt" fo:margin-top="0pt" fo:margin-bottom="0pt" fo:line-height="150%"/>
    </style:style>
    <style:style style:family="text" style:name="p15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-1-2">
      <style:text-properties style:font-name="한양신명조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5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6" style:parent-style-name="바탕글">
      <style:paragraph-properties fo:text-align="justify" fo:text-indent="-45.66pt" fo:margin-left="45.66pt" fo:margin-right="0pt" fo:margin-top="0pt" fo:margin-bottom="0pt" fo:line-height="150%"/>
    </style:style>
    <style:style style:family="text" style:name="p15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7" style:parent-style-name="바탕글">
      <style:paragraph-properties fo:text-align="justify" fo:text-indent="-45.98pt" fo:margin-left="45.98pt" fo:margin-right="0pt" fo:margin-top="0pt" fo:margin-bottom="0pt" fo:line-height="150%"/>
    </style:style>
    <style:style style:family="text" style:name="p15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7-2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7-2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justify" fo:text-indent="-45.37pt" fo:margin-left="45.37pt" fo:margin-right="0pt" fo:margin-top="0pt" fo:margin-bottom="0pt" fo:line-height="150%"/>
    </style:style>
    <style:style style:family="text" style:name="p15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5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1" style:parent-style-name="바탕글">
      <style:paragraph-properties fo:text-align="justify" fo:text-indent="-45.8pt" fo:margin-left="45.8pt" fo:margin-right="0pt" fo:margin-top="0pt" fo:margin-bottom="0pt" fo:line-height="150%"/>
    </style:style>
    <style:style style:family="text" style:name="p16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2" style:parent-style-name="바탕글">
      <style:paragraph-properties fo:text-align="justify" fo:text-indent="-45.83pt" fo:margin-left="45.83pt" fo:margin-right="0pt" fo:margin-top="0pt" fo:margin-bottom="0pt" fo:line-height="150%"/>
    </style:style>
    <style:style style:family="text" style:name="p16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justify" fo:text-indent="-46.19pt" fo:margin-left="46.19pt" fo:margin-right="0pt" fo:margin-top="0pt" fo:margin-bottom="0pt" fo:line-height="150%"/>
    </style:style>
    <style:style style:family="text" style:name="p16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4" style:parent-style-name="바탕글">
      <style:paragraph-properties fo:text-align="justify" fo:text-indent="-45.83pt" fo:margin-left="45.83pt" fo:margin-right="0pt" fo:margin-top="0pt" fo:margin-bottom="0pt" fo:line-height="150%"/>
    </style:style>
    <style:style style:family="text" style:name="p16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4-2-1">
      <style:text-properties style:font-name="한양신명조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7" style:parent-style-name="바탕글">
      <style:paragraph-properties fo:text-align="justify" fo:text-indent="-45.28pt" fo:margin-left="45.28pt" fo:margin-right="0pt" fo:margin-top="0pt" fo:margin-bottom="0pt" fo:line-height="150%"/>
    </style:style>
    <style:style style:family="text" style:name="p16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7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바탕글">
      <style:paragraph-properties fo:text-align="justify" fo:text-indent="-46.49pt" fo:margin-left="46.49pt" fo:margin-right="0pt" fo:margin-top="0pt" fo:margin-bottom="0pt" fo:line-height="150%"/>
    </style:style>
    <style:style style:family="text" style:name="p16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3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3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3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68-3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justify" fo:text-indent="-44.96pt" fo:margin-left="44.96pt" fo:margin-right="0pt" fo:margin-top="0pt" fo:margin-bottom="0pt" fo:line-height="150%"/>
    </style:style>
    <style:style style:family="text" style:name="p16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0" style:parent-style-name="바탕글">
      <style:paragraph-properties fo:text-align="justify" fo:text-indent="-46.62pt" fo:margin-left="46.62pt" fo:margin-right="0pt" fo:margin-top="0pt" fo:margin-bottom="0pt" fo:line-height="150%"/>
    </style:style>
    <style:style style:family="text" style:name="p17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0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4">
      <style:text-properties style:font-name="한양견고딕" style:font-name-asian="휴먼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72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6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1-7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2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7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1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1-3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1-4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1-5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79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0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justify" fo:text-indent="-45.81pt" fo:margin-left="45.81pt" fo:margin-right="0pt" fo:margin-top="0pt" fo:margin-bottom="0pt" fo:line-height="150%"/>
    </style:style>
    <style:style style:family="text" style:name="p18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3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3-3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4" style:parent-style-name="바탕글">
      <style:paragraph-properties fo:text-align="justify" fo:text-indent="-45.28pt" fo:margin-left="45.28pt" fo:margin-right="0pt" fo:margin-top="0pt" fo:margin-bottom="0pt" fo:line-height="150%"/>
    </style:style>
    <style:style style:family="text" style:name="p184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4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5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6" style:parent-style-name="바탕글">
      <style:paragraph-properties fo:text-align="justify" fo:text-indent="-45.81pt" fo:margin-left="45.81pt" fo:margin-right="0pt" fo:margin-top="0pt" fo:margin-bottom="0pt" fo:line-height="150%"/>
    </style:style>
    <style:style style:family="text" style:name="p186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6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8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3">
      <style:text-properties style:font-name="휴먼명조" style:font-name-asian="한양신명조" fo:font-size="12pt" style:font-size-asian="12pt" style:font-size-complex="12pt" style:text-underline-type="single" style:text-underline-style="solid" style:text-underline-width="auto" style:text-underline-color="#000000" style:text-overline-type="none" style:text-line-through-type="none"/>
    </style:style>
    <style:style style:family="text" style:name="p18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2-2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89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1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1-2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2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text" style:name="p193-1-1">
      <style:text-properties style:font-name="한양견고딕" style:font-name-asian="휴먼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바탕글">
      <style:paragraph-properties fo:text-align="justify" fo:text-indent="0pt" fo:margin-left="0pt" fo:margin-right="0pt" fo:margin-top="0pt" fo:margin-bottom="0pt" fo:line-height="150%" fo:break-before="page"/>
    </style:style>
    <style:style style:family="paragraph" style:class="text" style:name="Paragraph-195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95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6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96-1-1">
      <style:text-properties style:font-name="휴먼명조" style:font-name-asian="한양신명조" fo:font-size="14pt" style:font-size-asian="14pt" style:font-size-complex="14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7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1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8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1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9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1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2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3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4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5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6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7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9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0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1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2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3" style:parent-style-name="바탕글">
      <style:paragraph-properties fo:text-align="left" fo:text-indent="0pt" fo:margin-left="0pt" fo:margin-right="0pt" fo:margin-top="0pt" fo:margin-bottom="0pt" fo:line-height="140%"/>
    </style:style>
    <style:style style:family="text" style:name="p2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4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5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6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7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8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9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0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1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2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3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4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5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6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justify" fo:text-indent="-45.66pt" fo:margin-left="45.66pt" fo:margin-right="0pt" fo:margin-top="0pt" fo:margin-bottom="0pt" fo:line-height="140%"/>
    </style:style>
    <style:style style:family="text" style:name="p2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8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9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0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1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2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3" style:parent-style-name="머리말_중고딕9_">
      <style:paragraph-properties fo:text-align="left" fo:text-indent="0pt" fo:margin-left="0pt" fo:margin-right="0pt" fo:margin-top="0pt" fo:margin-bottom="0pt" fo:line-height="140%"/>
    </style:style>
    <style:style style:family="text" style:name="p2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23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2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name="Table-1" style:family="table">
      <style:table-properties style:width="178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인사규정시행내규 </text:span><text:span text:style-name="p1-1-3">]</text:span></text:p>
      <text:p text:style-name="Paragraph-2"/>
      <text:p text:style-name="Paragraph-3"><text:span text:style-name="p3-1-1">1.  다음은 인사위원회에 대한 설명이다. 틀린 것은?(제3,4,6조)</text:span></text:p>
      <text:p text:style-name="Paragraph-4"><text:span text:style-name="p4-1-1">   가. </text:span><text:span text:style-name="p4-1-3">보통</text:span><text:span text:style-name="p4-1-4">·</text:span><text:span text:style-name="p4-1-5">고등징계위원회의 위원은 동일사안에 대한 고등징계위원회 또는 인사위원회의 </text:span><text:span text:style-name="p4-2-1">징계재심위원으로 임명될 수 있다.</text:span></text:p>
      <text:p text:style-name="Paragraph-5"><text:span text:style-name="p5-1-1">   나. </text:span><text:span text:style-name="p5-1-2">인사위원회에 간사와 서기를 두되, 간사는 인사담당부서장으로 하고 서기는 해당업무  </text:span><text:span text:style-name="p5-2-1">       담당으로 한다.</text:span></text:p>
      <text:p text:style-name="Paragraph-6"><text:span text:style-name="p6-1-1">   다. </text:span><text:span text:style-name="p6-1-2">간사는 위원장의 명을 받아 인사위원회의 사무를 처리하며 서기는 간사를 보좌하고, </text:span></text:p>
      <text:p text:style-name="Paragraph-7"><text:span text:style-name="p7-1-1">      </text:span><text:span text:style-name="p7-1-2"> 서기는 회의록을 작성하여 위원장과 참석위원의 서명, 날인을 받아 보관하여야 한다. </text:span></text:p>
      <text:p text:style-name="Paragraph-8"><text:span text:style-name="p8-1-1">   라. 인사위원회의 의결사항은 의결서를 첨부하여 지체없이 사장에게 통보한다.</text:span></text:p>
      <text:p text:style-name="Paragraph-9"/>
      <text:p text:style-name="Paragraph-10"><text:span text:style-name="p10-1-1">2.  다음은 인사위원회에 대한 설명이다. 틀린 것은?(제5,7조)</text:span></text:p>
      <text:p text:style-name="Paragraph-11"><text:span text:style-name="p11-1-1">   가. 인사권을 위임받은 보조기관 또는 현업기관의 장은 그 인사를 행한 경우에는 이를 </text:span><text:span text:style-name="p11-2-1">지체없이 인사위원회 위원장에게 보고하여야 한다.</text:span></text:p>
      <text:p text:style-name="Paragraph-12"><text:span text:style-name="p12-1-1">   나. 감사는 인사위원회에 출석하여 의견을 진술할 수 있다.</text:span></text:p>
      <text:p text:style-name="Paragraph-13"><text:span text:style-name="p13-1-1">   다. 인사위원회는</text:span><text:span text:style-name="p13-1-2"> </text:span><text:span text:style-name="p13-1-3">의안</text:span><text:span text:style-name="p13-1-4">을 심의하기 위하여 관계인을 회의에 참석하게 하여 의견을 청취</text:span><text:span text:style-name="p13-2-1">하거나 질문할 수 있으며, 관계인에게 필요한 자료를 제출하게 할 수 있다.</text:span></text:p>
      <text:p text:style-name="Paragraph-14"><text:span text:style-name="p14-1-1">   라. 인사위원회에 출석하는 관계인에 대하여는 여비규정이 정하는 바에 의하여 여비를   </text:span><text:span text:style-name="p14-2-1">       지급할 수 있다.</text:span></text:p>
      <text:p text:style-name="Paragraph-15"/>
      <text:p text:style-name="Paragraph-16"><text:span text:style-name="p16-1-1">3.  공개경쟁시험으로 직원을 신규임용하고자 할 경우 시험기일 </text:span><text:span text:style-name="p16-1-2">    </text:span><text:span text:style-name="p16-1-3">에 일간신문 1개지     </text:span><text:span text:style-name="p16-2-1">    이상에 모집공고를 해야 한다.(제9조)</text:span></text:p>
      <text:p text:style-name="Paragraph-17"><text:span text:style-name="p17-1-1">    가. 10일전         나. 20일전         다. 30일전         라. 60일전</text:span></text:p>
      <text:p text:style-name="Paragraph-18"/>
      <text:p text:style-name="Paragraph-19"><text:span text:style-name="p19-1-1">5. 시험의 방법에 대한 설명 중 틀린 것은?(제10조)</text:span></text:p>
      <text:p text:style-name="Paragraph-20"><text:span text:style-name="p20-1-1">    가. 필기시험 : 일반교양정도와 해당 직무수행에 필요한 지식과 그 응용능력을 검정</text:span></text:p>
      <text:p text:style-name="Paragraph-21"><text:span text:style-name="p21-1-1">    나. 실기시험 : 해당 직무수행에 필요한 지식 및 기술을 실험, 실습 또는 실기의 방법으</text:span><text:span text:style-name="p21-2-1">로 검정</text:span></text:p>
      <text:p text:style-name="Paragraph-22"><text:span text:style-name="p22-1-1">    다. 적성검사 : 해당 직무수행에 필요한 전문지식, 인품, 태도 등의 적격성을 검정</text:span></text:p>
      <text:p text:style-name="Paragraph-23"><text:span text:style-name="p23-1-1">    라. 서류전형 : 해당 직무수행에 관련되는 자격 및 경력 등을 서면으로 심사</text:span></text:p>
      <text:p text:style-name="Paragraph-24"/>
      <text:p text:style-name="바탕글"><text:span text:style-name="p25-1-1">7.  출제위원 임명, 위촉대상이 아닌 것은?(제14조)</text:span></text:p>
      <text:p text:style-name="바탕글"><text:span text:style-name="p26-1-1">    가. 해당 직무분야에 관한 전문적인 지식 또는 능력을 가진 사람</text:span></text:p>
      <text:p text:style-name="바탕글"><text:span text:style-name="p27-1-1">    나. 출제분야에 관하여 전문적인 학식 또는 능력을 가진 사람</text:span></text:p>
      <text:p text:style-name="바탕글"><text:span text:style-name="p28-1-1">    다. 임용예정 직무에 관한 실무에 정통한 자</text:span></text:p>
      <text:p text:style-name="바탕글"><text:span text:style-name="p29-1-1">    라. 당해 직무분야에 1년 이상의 현장실무 경험이 있는 자</text:span></text:p>
      <text:p text:style-name="바탕글"/>
      <text:p text:style-name="바탕글"><text:span text:style-name="p31-1-1">8.  다음은 직원의 채용시험에 대한 설명이다. 잘못된 것은?(제14,10,15,11조)</text:span></text:p>
      <text:p text:style-name="바탕글"><text:span text:style-name="p32-1-1">    가. 직원채용시험에 관한 필기시험의 출제</text:span><text:span text:style-name="p32-1-2">·</text:span><text:span text:style-name="p32-1-3">채점등 필요한 사항을 담당하기 위하여 임명  </text:span><text:span text:style-name="p32-2-1">        또는 위촉하는 출제위원수는 과목당 2인 이상으로 한다.</text:span></text:p>
      <text:p text:style-name="바탕글"><text:span text:style-name="p33-1-1">    나. 면접시험은 해당 직무수행에 필요한 전문지식, 인품, 태도 등의 적격성을 검정한다.</text:span></text:p>
      <text:p text:style-name="Paragraph-34"><text:span text:style-name="p34-1-1">    다. 시험의 공고 및 시행, 합격자의 결정 그밖에 시험실시에 필요한 사항은 인사위원회</text:span><text:span text:style-name="p34-2-1">의 심의를 거쳐 인사담당본부장이 관장한다.</text:span></text:p>
      <text:p text:style-name="Paragraph-35"><text:span text:style-name="p35-1-1">    라. 적성검사는 외부 전문기관에 위탁할 수 있으며, 세부방법은 따로 정한다.</text:span></text:p>
      <text:p text:style-name="바탕글"/>
      <text:p text:style-name="Paragraph-37"><text:span text:style-name="p37-1-1">4.  다음은 직원의 공개경쟁 채용시험에 대한 설명이다. 틀린 것은?(제13,17조)</text:span></text:p>
      <text:p text:style-name="Paragraph-38"><text:span text:style-name="p38-1-1">    가. 공개경쟁 채용시험의 출제수준은 7급직원의 경우 4년제 대학 졸업정도, 9급직원의 </text:span><text:span text:style-name="p38-2-1">경우는 고등학교 졸업정도로 한다.</text:span></text:p>
      <text:p text:style-name="Paragraph-39"><text:span text:style-name="p39-1-1">    나. </text:span><text:span text:style-name="p39-1-2">필기시험 합격자는 </text:span><text:span text:style-name="p39-1-3">매과목</text:span><text:span text:style-name="p39-1-4"> 4할 이상 득점한 자 중에서 가산점수를 가산한 시험점수 </text:span><text:span text:style-name="p39-2-1">고득점자 순으로 결정하며, 인원은 최종 선발 예정인원의 3배수의 범위 에서 다음 </text:span><text:span text:style-name="p39-3-1">단계시험의 응시자수 등을 고려하여 결정한다.</text:span></text:p>
      <text:p text:style-name="Paragraph-40"><text:span text:style-name="p40-1-1">    다. </text:span><text:span text:style-name="p40-1-2">합격 여부를 결정할 때 선발 예정인원을 초과하여 동점자가 있으면 그 동점자를 모</text:span><text:span text:style-name="p40-2-1">두 합격자로 한다. 이 경우 동점자의 계산은 소수점 이하 둘째자리까지로 한다.</text:span></text:p>
      <text:p text:style-name="Paragraph-41"><text:span text:style-name="p41-1-1">    라. 면접시험 합격은 각 요소마다 10점으로 평가하여 평균점수가 6할 이상이 되어야 하</text:span><text:span text:style-name="p41-2-1">며 면접위원의 과반수가 동일한 평가요소에 대하여 4할 미만으로 평가한 경우에는 </text:span></text:p>
      <text:p text:style-name="Paragraph-42"><text:span text:style-name="p42-1-1">        불합격으로 한다.</text:span></text:p>
      <text:p text:style-name="바탕글"/>
      <text:p text:style-name="바탕글"><text:span text:style-name="p44-1-1">6.  다음중 면접시험의 평정요소가 아닌 것은?(제17조)</text:span></text:p>
      <text:p text:style-name="바탕글"><text:span text:style-name="p45-1-1">    가. 직원으로서의 정신자세 및 전공지식과 그 응용능력</text:span></text:p>
      <text:p text:style-name="바탕글"><text:span text:style-name="p46-1-1">    나. 의사발표의 정확성과 논리성 및 품행, 성실성, 적응성, 어학능력</text:span></text:p>
      <text:p text:style-name="바탕글"><text:span text:style-name="p47-1-1">    다. 국가관의 확립과 봉사정신</text:span></text:p>
      <text:p text:style-name="바탕글"><text:span text:style-name="p48-1-1">    라. 창의력, 의지력, 기타 발전 가능성</text:span></text:p>
      <text:p text:style-name="바탕글"/>
      <text:p text:style-name="바탕글"><text:span text:style-name="p50-1-1">9.  다음은 직원의 채용에 대한 설명이다. 잘못된 것은?(제17,10,18조)</text:span></text:p>
      <text:p text:style-name="Paragraph-51"><text:span text:style-name="p51-1-1">    가. 필기시험과 면접시험 결과에 따라 인사위원회의 심의를 거쳐 인사위원회 위원장이  </text:span><text:span text:style-name="p51-2-1">최종적으로 합격자를 판정한다.</text:span></text:p>
      <text:p text:style-name="Paragraph-52"><text:span text:style-name="p52-1-1">    나. </text:span><text:span text:style-name="p52-1-2">공개경쟁시험 및 경력경쟁시험은 필기시험, 실기시험, 면접시험, 적성검사, 서류전형 </text:span><text:span text:style-name="p52-2-1">또는 신체검사를 거쳐 최종합격결정을 한다. 다만, 필요한 경우에는 인사위원회의 </text:span><text:span text:style-name="p52-3-1">심의를 거쳐 일부 생략하거나 병합 실시 할 수 있다.</text:span></text:p>
      <text:p text:style-name="Paragraph-53"><text:span text:style-name="p53-1-1">    다. 특별채용시험은 서류전형 및 면접시험 등으로 하되, 필요한 경우에는 별도의 시험을 </text:span><text:span text:style-name="p53-2-1">실시할 수 있다.</text:span></text:p>
      <text:p text:style-name="Paragraph-54"><text:span text:style-name="p54-1-1">    라. </text:span><text:span text:style-name="p54-1-2">신체검사는 철도안전법 신체검사규정으로 한다. 단, 필요한 경우에는 그 기준을 따</text:span><text:span text:style-name="p54-2-1">로 정할 수 있다.</text:span></text:p>
      <text:p text:style-name="바탕글"/>
      <text:p text:style-name="바탕글"><text:span text:style-name="p56-1-1">10. 임용에 대한 사항중 틀린 것은?(제21조)</text:span></text:p>
      <text:p text:style-name="Paragraph-57"><text:span text:style-name="p57-1-1">    가. 임용후보자 등록을 필한 자를 임용하고자 할 경우에는 임용 전에 임용후보자가 공</text:span><text:span text:style-name="p57-2-1">사에 출석할 것을 통지하여야 한다.</text:span></text:p>
      <text:p text:style-name="바탕글"><text:span text:style-name="p58-1-1">    나. 출석통지를 받은 임용후보자가 특별한 사유없이 출두 지정일로 부터 5일이 경과하  </text:span><text:span text:style-name="p58-2-1">        여도 출석하지 않을 경우에는 임용될 의사가 없는 것으로 본다.</text:span></text:p>
      <text:p text:style-name="Paragraph-59"><text:span text:style-name="p59-1-1">    다. </text:span><text:span text:style-name="p59-1-2">직원을 신규임용 할 때에는 결격사유가 없음이 확인된 자에 한하여 임용하여야 한다.</text:span></text:p>
      <text:p text:style-name="Paragraph-60"><text:span text:style-name="p60-1-1">    라. 직원으로 신규 임용될 자는 선서문에 의하여 임용권자 앞에서 선서하여야 하며, 선</text:span><text:span text:style-name="p60-2-1">서 후 선서문 2부에 각각 서명 날인하여 1부는 인사담당부서에 제출하고 1부는 본</text:span><text:span text:style-name="p60-3-1">인이 보관하여야 한다.</text:span></text:p>
      <text:p text:style-name="바탕글"/>
      <text:p text:style-name="바탕글"><text:span text:style-name="p62-1-1">11. 다음 임용시기에 관한 사항중 다른 것은?(제22,23조)</text:span></text:p>
      <text:p text:style-name="바탕글"><text:span text:style-name="p63-1-1">    가. 직원은 임용장에 기재된 날자에 임용된 것으로 본다.</text:span></text:p>
      <text:p text:style-name="바탕글"><text:span text:style-name="p64-1-1">    나. 사망으로 인한 면직은 사망한 날에 면직된 것으로 본다.</text:span></text:p>
      <text:p text:style-name="Paragraph-65"><text:span text:style-name="p65-1-1">    다. 재직 중 공적이 특히 현저한 직원이 공무로 사망한 때 그 사망 전일을 임용일자로 </text:span><text:span text:style-name="p65-2-1">하여 추서할 경우 임용일자를 소급할 수 있다.</text:span></text:p>
      <text:p text:style-name="Paragraph-66"><text:span text:style-name="p66-1-1">    라. 복직기일내에 복직을 신청하지 아니하여 직권 면직하는 때 휴직기간 만료일 또는 </text:span><text:span text:style-name="p66-2-1">휴직사유 소멸일자를 임용일자로 면직하는 경우에는 임용일자를 소급할 수 있다.</text:span></text:p>
      <text:p text:style-name="바탕글"/>
      <text:p text:style-name="바탕글"><text:span text:style-name="p68-1-1">12. 다음중 임용장을 교부할 사항이 아닌 것은?(제24조)</text:span></text:p>
      <text:p text:style-name="바탕글"><text:span text:style-name="p69-1-1">    가. 전보 및 전직     나. 신규임용, 승진     다. 겸임 및 직무대리     라. 복직</text:span></text:p>
      <text:p text:style-name="바탕글"/>
      <text:p text:style-name="바탕글"><text:span text:style-name="p71-1-1">13. 다음중 인사발령통지서를 교부할 사항이 아닌 것은?(제24조)</text:span></text:p>
      <text:p text:style-name="바탕글"><text:span text:style-name="p72-1-1">    가. 파견 및 강임, 파면                 나. 휴직, 직위해제</text:span></text:p>
      <text:p text:style-name="바탕글"><text:span text:style-name="p73-1-1">    다. 정직, 복직, 면직, 해임              라. 겸임, 직무대리</text:span></text:p>
      <text:p text:style-name="바탕글"/>
      <text:p text:style-name="바탕글"><text:span text:style-name="p75-1-1">14. 수습임용직원의 소속 부서장이 수습임용기간동안 자체 실무수습 계획을 수립</text:span><text:span text:style-name="p75-1-2">·</text:span><text:span text:style-name="p75-1-3">실시하고  </text:span><text:span text:style-name="p75-2-1">     실무수습 결과 보고서를 </text:span><text:span text:style-name="p75-2-2">     </text:span><text:span text:style-name="p75-2-3"> 에 사장에게 보고하여야 한다.(제26조)</text:span></text:p>
      <text:p text:style-name="바탕글"><text:span text:style-name="p76-1-1">    가. 수습종료 기준일 7일이전             나. 수습종료 기준일 5일 이전</text:span></text:p>
      <text:p text:style-name="바탕글"><text:span text:style-name="p77-1-1">    다. 수습종료 기준일 익일                라. 수습종료 기준일 3일 이전</text:span></text:p>
      <text:p text:style-name="바탕글"/>
      <text:p text:style-name="Paragraph-79"><text:span text:style-name="p79-1-1">15. 직원이 인사기록카드를 정정, 변경 또는 추가 기재하여야 할 정당한 사유가 있을 때에는 </text:span><text:span text:style-name="p79-2-1">이를 증명할 만한 증빙서류를 갖추어 제출하는 신청서는 어느것 인가?(제27조)</text:span></text:p>
      <text:p text:style-name="바탕글"><text:span text:style-name="p80-1-1">    가. 인사기록 정정 신청서                나. 인사기록 변경 신청서</text:span></text:p>
      <text:p text:style-name="바탕글"><text:span text:style-name="p81-1-1">    다. 인사기록 수정 신청서                라. 인사기록 추가기록 신청서</text:span></text:p>
      <text:p text:style-name="바탕글"/>
      <text:p text:style-name="바탕글"><text:span text:style-name="p83-1-1">16. 다음 중 임용에 관한 사항으로 틀린 것은?(제25,28,27조)</text:span></text:p>
      <text:p text:style-name="Paragraph-84"><text:span text:style-name="p84-1-1">    가. 직원이 신규임용, 승진, 전직, 전보, 겸임 및 직무대리로 임용된 때는 임용장을 교부</text:span><text:span text:style-name="p84-2-1">한다.</text:span></text:p>
      <text:p text:style-name="Paragraph-85"><text:span text:style-name="p85-1-1">    나. </text:span><text:span text:style-name="p85-1-2">인사담당부서의 장</text:span><text:span text:style-name="p85-1-3">은</text:span><text:span text:style-name="p85-1-4"> 직원에 대한 인사발령사항을 기재하기 위하여 발령대장을 전</text:span><text:span text:style-name="p85-2-1">산관리 하여야 한다. 다만 승급 발령에 관하여는 기재를 생략할 수 있다.</text:span></text:p>
      <text:p text:style-name="Paragraph-86"><text:span text:style-name="p86-1-1">    다. 전직공무원이나 정부관리기업체, 공공기관 또는 100인 이상 상장법인 등 인사관리에 </text:span><text:span text:style-name="p86-2-1">우대되는 경력에 대하여는 전력조회서에 의하여 그 경력에 대한 사실조회를 하여야 </text:span><text:span text:style-name="p86-3-1">한다.</text:span></text:p>
      <text:p text:style-name="Paragraph-87"><text:span text:style-name="p87-1-1">    라. 재직중인 직원이 재직증명서의 발급을 청구할 경우에는 인사기록카드에 의하여 재</text:span><text:span text:style-name="p87-2-1">직증명서를 발급하여야 한다.</text:span></text:p>
      <text:p text:style-name="바탕글"/>
      <text:p text:style-name="바탕글"><text:span text:style-name="p89-1-1">17. 승진에 대한 설명중 틀린 것은?(제33조의3,31조,32조,제33조의2)</text:span></text:p>
      <text:p text:style-name="Paragraph-90"><text:span text:style-name="p90-1-1">    가. 직원의 승진</text:span><text:span text:style-name="p90-1-2">․</text:span><text:span text:style-name="p90-1-3">전보 등 인사운영기준은 사전에 공지함을 원칙으로 한다.</text:span></text:p>
      <text:p text:style-name="Paragraph-91"><text:span text:style-name="p91-1-1">    나. 4급 이상 직원을 승진 임용하고자 할 때에는 승진후보자명부의 고순위자 순으로 임</text:span><text:span text:style-name="p91-2-1">용하고자 하는 결원수에 대하여 승진심사 대상범위에 해당하는 자 중에서 인사위원</text:span><text:span text:style-name="p91-3-1">회 심의를 거쳐 승진 임용한다.</text:span></text:p>
      <text:p text:style-name="Paragraph-92"><text:span text:style-name="p92-1-1">    다. 5급 직원을 승진 임용하고자 할 때에는 승진후보자명부의 고순위자 순으로 임용하</text:span><text:span text:style-name="p92-2-1">고자 하는 결원수에 대하여 승진심사 대상범위에 해당하는 자를 대상으로 별도의 </text:span><text:span text:style-name="p92-3-1">승진심사를 거쳐야 하며 세부 심사방법은 사장이 따로 정한다.</text:span></text:p>
      <text:p text:style-name="Paragraph-93"><text:span text:style-name="p93-1-1">    라. 3급 이상 직원을 승진 임용하고자 할 때에는 업무수행실적, 능력, 태도 및 리더십 </text:span><text:span text:style-name="p93-2-1">등에 대하여 다면평가를 실시하여 그 결과를 반영할 수 있다.</text:span></text:p>
      <text:p text:style-name="바탕글"/>
      <text:p text:style-name="바탕글"><text:span text:style-name="p95-1-1">18. 징계에 대한 설명중 틀린 것은?(제36,37조)</text:span></text:p>
      <text:p text:style-name="바탕글"><text:span text:style-name="p96-1-1">    가  위원회는 징계의결요구서를 접수한 날로부터 30일 이내에 징계에 관한 의결을 하여  </text:span><text:span text:style-name="p96-2-1">        야 한다. 다만 부득이한 사유가 있을 때에는 30일에 한하여 그 기간을 연장할 수   </text:span><text:span text:style-name="p96-3-1">        있다.</text:span></text:p>
      <text:p text:style-name="바탕글"><text:span text:style-name="p97-1-1">    나. 위원회가 징계혐의자의 출석을 요구할 때는 출석통지서를 위원회 개최 7일전까지   </text:span><text:span text:style-name="p97-2-1">       징계혐의자에게 송부하여야 한다.</text:span></text:p>
      <text:p text:style-name="바탕글"><text:span text:style-name="p98-1-1">    다. 위원회는 징계혐의자가 위원회에서의 진술을 위한 출석을 원하지 아니하여 진술포  </text:span><text:span text:style-name="p98-2-1">        기서를 제출했을 때는 이를 기록에 첨부하고 서면 심사로 징계의결할 수 있다.</text:span></text:p>
      <text:p text:style-name="바탕글"><text:span text:style-name="p99-1-1">    라. 징계혐의자가 3회 이상의 출석요구에도 불구하고 위원회에 출석하지 않은때는 진술  </text:span><text:span text:style-name="p99-2-1">        포기서를 제출한 것으로 보고 서면심사로 징계의결할 수 있다.</text:span></text:p>
      <text:p text:style-name="바탕글"/>
      <text:p text:style-name="바탕글"><text:span text:style-name="p101-1-1">19. 징계에 대한 설명중 틀린 것은?(제38,39조)</text:span></text:p>
      <text:p text:style-name="Paragraph-102"><text:span text:style-name="p102-1-1">    가. 위원회는 징계혐의자에게 충분한 진술을 할 수 있는 기회를 부여하여야 하며, 징계</text:span><text:span text:style-name="p102-2-1">혐의자는 서면 또는 구술로써 자기에게 이익이 되는 사실을 진술하거나 증거를 제</text:span><text:span text:style-name="p102-3-1">출할 수 있다.</text:span></text:p>
      <text:p text:style-name="Paragraph-103"><text:span text:style-name="p103-1-1">    나. 위원회는 징계혐의자가 노조원인 경우에는 노동조합위원장이 지명하는 대표1인에게 </text:span><text:span text:style-name="p103-2-1">징계혐의자를 위하여 의견을 진술하게 할 수 있다.</text:span></text:p>
      <text:p text:style-name="Paragraph-104"><text:span text:style-name="p104-1-1">    다. 동일사건에 관련된 혐의자와 감독자에 대한 문책 등의 기준은 부패행위자 양정기준</text:span><text:span text:style-name="p104-2-1">에 따라 의결하여야 한다.</text:span></text:p>
      <text:p text:style-name="Paragraph-105"><text:span text:style-name="p105-1-1">    라. 위원회는 징계혐의자의 비위의 유형, 비위의 정도 및 과실의 경중과 평소의 소행, </text:span><text:span text:style-name="p105-2-1">근무성적, 공적, 개전의 정 기타 정상 등을 참작하여 징계 양정기준에 따라 징계사</text:span><text:span text:style-name="p105-3-1">건을 의결하여야 한다.</text:span></text:p>
      <text:p text:style-name="Paragraph-106"/>
      <text:p text:style-name="바탕글"><text:span text:style-name="p107-1-1">20. 경고 등 처분에 관한 설명중 틀린 것은?(제40조)</text:span></text:p>
      <text:p text:style-name="바탕글"><text:span text:style-name="p108-1-1">    가. 경고등 처분의 종류는 경고와 주의로 구분하되 주의는 비위나 잘못의 정도가 경고  </text:span><text:span text:style-name="p108-2-1">        보다 경한 경우에 적용한다.</text:span></text:p>
      <text:p text:style-name="바탕글"><text:span text:style-name="p109-1-1">    나. 경고등 처분은 사장이 처분대상자에게 처분장을 교부함으로써 한다.</text:span></text:p>
      <text:p text:style-name="바탕글"><text:span text:style-name="p110-1-1">    다. 직원이 처분일 기준 1년 이내에 2회 이상 경고처분을 받은 때에는 징계의결을 요구  </text:span><text:span text:style-name="p110-2-1">        할 수 있다.</text:span></text:p>
      <text:p text:style-name="바탕글"><text:span text:style-name="p111-1-1">    라. 경고 등 처분사유가 성실하고 능동적인 업무처리 과정에서 과실로 인하여 생긴 것  </text:span><text:span text:style-name="p111-2-1">        으로 인정된 처분은 징계의결 제외할 수 있다.</text:span></text:p>
      <text:p text:style-name="바탕글"/>
      <text:p text:style-name="바탕글"><text:span text:style-name="p113-1-1">21. 징계양정 감경기준에 따라 징계를 감경할 수 있는 공적이 아닌 것은?(제41조)</text:span></text:p>
      <text:p text:style-name="바탕글"><text:span text:style-name="p114-1-1">    가. 상훈법에서 정한 훈장, 포장을 받은 공적</text:span></text:p>
      <text:p text:style-name="바탕글"><text:span text:style-name="p115-1-1">    나. 우등상을 받은 공적</text:span></text:p>
      <text:p text:style-name="바탕글"><text:span text:style-name="p116-1-1">    다. 모범직원상, 공로상을 받은 공적</text:span></text:p>
      <text:p text:style-name="바탕글"><text:span text:style-name="p117-1-1">    라. 창안상 또는 차관급이상의 표창을 받은 공적</text:span></text:p>
      <text:p text:style-name="바탕글"/>
      <text:p text:style-name="바탕글"><text:span text:style-name="p119-1-1">21-1. 징계양정 감경기준에 따라 다음의 비위에 대해서는 징계를 감경할 수 없다. 아닌 것   </text:span><text:span text:style-name="p119-2-1">     은?(제41조)</text:span></text:p>
      <text:p text:style-name="바탕글"><text:span text:style-name="p120-1-1">    가. </text:span><text:span text:style-name="p120-1-2">금품 및 향응수수                   나. 공금의 횡령 또는 유용</text:span></text:p>
      <text:p text:style-name="바탕글"><text:span text:style-name="p121-1-1">    다. 음주운전, 성폭력범죄의 비위         라. 도박</text:span></text:p>
      <text:p text:style-name="바탕글"/>
      <text:p text:style-name="바탕글"><text:span text:style-name="p123-1-1">23. 위원회는 징계의결이 요구된자가 징계양정에 의해 </text:span><text:span text:style-name="p123-1-2">“</text:span><text:span text:style-name="p123-1-3">정직</text:span><text:span text:style-name="p123-1-4">”</text:span><text:span text:style-name="p123-1-5">처분에 해당되는 비위가 있는  </text:span><text:span text:style-name="p123-2-1">    경우에 모범직원상을 받은 공적이 있으면 징계감경의 규정에 의하여 어떻게 의결할 수  </text:span><text:span text:style-name="p123-3-1">    있는가?(제41조)</text:span></text:p>
      <text:p text:style-name="바탕글"><text:span text:style-name="p124-1-1">    가. 강임            나. 감봉            다. 견책            라. 정직</text:span></text:p>
      <text:p text:style-name="바탕글"/>
      <text:p text:style-name="바탕글"><text:span text:style-name="p126-1-1">24. 위원회는 징계의결이 요구된자가 징계양정에 의해 </text:span><text:span text:style-name="p126-1-2">“</text:span><text:span text:style-name="p126-1-3">감봉</text:span><text:span text:style-name="p126-1-4">”</text:span><text:span text:style-name="p126-1-5">처분에 해당되는 비위가 있는  </text:span><text:span text:style-name="p126-2-1">    경우에 우등상을 받은 공적이 있으면 징계감경의 규정에 의하여 어떻게 의결할 수 있는  </text:span><text:span text:style-name="p126-3-1">    가?(제41조)</text:span></text:p>
      <text:p text:style-name="바탕글"><text:span text:style-name="p127-1-1">    가. 강임            나. 정직            다. 감봉            라. 견책</text:span></text:p>
      <text:p text:style-name="바탕글"/>
      <text:p text:style-name="바탕글"><text:span text:style-name="p129-1-1">25. 위원회는 징계의결이 요구된자가 징계양정에 의해 </text:span><text:span text:style-name="p129-1-2">“</text:span><text:span text:style-name="p129-1-3">파면</text:span><text:span text:style-name="p129-1-4">” </text:span><text:span text:style-name="p129-1-5">처분에 해당되는 비위가 있   </text:span><text:span text:style-name="p129-2-1">   는 경우에 정부 상훈법에서 정한 훈장</text:span><text:span text:style-name="p129-2-2">·</text:span><text:span text:style-name="p129-2-3">포장을 받은 공적이 있으면 징계 감경의 규정에   </text:span><text:span text:style-name="p129-3-1">   의하여 어떻게 의결할 수 있는가?(제41조)</text:span></text:p>
      <text:p text:style-name="바탕글"><text:span text:style-name="p130-1-1">    가. 파면           나. 해임            다. 강임             라.정직</text:span></text:p>
      <text:p text:style-name="바탕글"/>
      <text:p text:style-name="바탕글"><text:span text:style-name="p132-1-1">22. 징계에 대한 설명중 다른 것은?(제42,43조)</text:span></text:p>
      <text:p text:style-name="Paragraph-133"><text:span text:style-name="p133-1-1">    가. 위원회는 서로 관련이 없는 2이상의 비위가 경합된 경우에는 그중 책임이 중한 비  </text:span><text:span text:style-name="p133-2-1">위에 해당하는 징계보다 1단계 위의 징계로 의결할 수 있다.</text:span></text:p>
      <text:p text:style-name="Paragraph-134"><text:span text:style-name="p134-1-1">    나. 위원회는 징계처분을 받은 자가 처분기간 중에 발생한 비위로 다시 징계의결이 요</text:span><text:span text:style-name="p134-2-1">구된 경우에는 당해 비위에 해당하는 징계보다 2단계 위의 징계로 의결할 수 있다</text:span></text:p>
      <text:p text:style-name="Paragraph-135"><text:span text:style-name="p135-1-1">    다. 위원회는 징계처분을 받은 자가 처분기간이 종료된 후로부터 1년 이내에 발생한 비  </text:span><text:span text:style-name="p135-2-1">위로 징계 의결이 요구된 경우에는 1단계 위의 징계로 의결할 수 있다.</text:span></text:p>
      <text:p text:style-name="Paragraph-136"><text:span text:style-name="p136-1-1">    라. 직무수행상 업무내용이 불가피하다고 인정할 때에는 그 정상을 참작하여 징계기준</text:span><text:span text:style-name="p136-2-1">보다 1단계 경하게 처벌해야 한다.</text:span></text:p>
      <text:p text:style-name="바탕글"/>
      <text:p text:style-name="바탕글"><text:span text:style-name="p138-1-1">26. 징계처분의 말소절차가 맞는 것은?(제47조)</text:span></text:p>
      <text:p text:style-name="바탕글"><text:span text:style-name="p139-1-1">    가. 말소 계획서의 작성</text:span><text:span text:style-name="p139-1-2">→</text:span><text:span text:style-name="p139-1-3">기록의 말소</text:span><text:span text:style-name="p139-1-4">→</text:span><text:span text:style-name="p139-1-5">말소사실의 통보</text:span><text:span text:style-name="p139-1-6">→</text:span><text:span text:style-name="p139-1-7">기록의 말소대장정리</text:span></text:p>
      <text:p text:style-name="바탕글"><text:span text:style-name="p140-1-1">    나. 말소 계획서의 작성</text:span><text:span text:style-name="p140-1-2">→</text:span><text:span text:style-name="p140-1-3">말소사실의 통보</text:span><text:span text:style-name="p140-1-4">→</text:span><text:span text:style-name="p140-1-5">기록의 말소</text:span><text:span text:style-name="p140-1-6">→</text:span><text:span text:style-name="p140-1-7">기록의 말소대장정리</text:span></text:p>
      <text:p text:style-name="바탕글"><text:span text:style-name="p141-1-1">    다. 말소사실의 통보</text:span><text:span text:style-name="p141-1-2">→</text:span><text:span text:style-name="p141-1-3">말소 계획서의 작성</text:span><text:span text:style-name="p141-1-4">→</text:span><text:span text:style-name="p141-1-5">기록의 말소</text:span><text:span text:style-name="p141-1-6">→</text:span><text:span text:style-name="p141-1-7">기록의 말소대장정리</text:span></text:p>
      <text:p text:style-name="바탕글"><text:span text:style-name="p142-1-1">    라. 말소사실의 통보</text:span><text:span text:style-name="p142-1-2">→</text:span><text:span text:style-name="p142-1-3">기록의 말소</text:span><text:span text:style-name="p142-1-4">→</text:span><text:span text:style-name="p142-1-5">말소 계획서의 작성</text:span><text:span text:style-name="p142-1-6">→</text:span><text:span text:style-name="p142-1-7">기록의 말소대장정리</text:span></text:p>
      <text:p text:style-name="바탕글"/>
      <text:p text:style-name="바탕글"><text:span text:style-name="p144-1-1">27. 다음은 직원의 징계에 관한 설명이다. 잘못된 것은?(제46,43,47,48조)</text:span></text:p>
      <text:p text:style-name="Paragraph-145"><text:span text:style-name="p145-1-1">    가. 징계등 처분기록의 말소 제한기간은 직원의 신분을 보유하면서 직무에 종사한 기간</text:span><text:span text:style-name="p145-2-1">으로 하되 신체정신상의 장애로 2월이상 장기요양을 요하여 휴직한 기간과 천재지</text:span><text:span text:style-name="p145-3-1">변 또는 전시사변이나 기타사유로 인하여 생사 또는 소재가 불명하게 되어 휴직된 </text:span><text:span text:style-name="p145-4-1">기간을 제외한 휴직기간은 포함된다.</text:span></text:p>
      <text:p text:style-name="Paragraph-146"><text:span text:style-name="p146-1-1">    나. 징계기준에 열거된 업무내용 이외의 사항이 발견된 때에는 발견된 사실과 유사한 </text:span><text:span text:style-name="p146-2-1">업무내용의 징계기준에 준하여 이를 조치한다.</text:span></text:p>
      <text:p text:style-name="Paragraph-147"><text:span text:style-name="p147-1-1">    다</text:span><text:span text:style-name="p147-1-2">. 인사담당부서의 장은 </text:span><text:span text:style-name="p147-1-3">“</text:span><text:span text:style-name="p147-1-4">징계등처분기록말소계획(신청)서</text:span><text:span text:style-name="p147-1-5">” </text:span><text:span text:style-name="p147-1-6">에 말소대상처분기록 및 말</text:span><text:span text:style-name="p147-2-1">소방법 등을 기재하여 인사위원회 위원장의 결재를 받아야 한다.</text:span></text:p>
      <text:p text:style-name="Paragraph-148"><text:span text:style-name="p148-1-1">    라. 징계등처분기록의 말소제한 기간이 경과하여도 말소절차에 의한 조치를 하지 않는 </text:span><text:span text:style-name="p148-2-1">경우에는 해당 직원이 직접 징계등처분기록말소계획(신청)서의 서식에 의거 징계등 </text:span><text:span text:style-name="p148-3-1">처분기록의 말소 신청을 할 수 있다.</text:span></text:p>
      <text:p text:style-name="바탕글"/>
      <text:p text:style-name="Paragraph-150"><text:span text:style-name="p150-1-1">28. 사장은 징계등 처분기록의 말소사유가 발생하면 당해사유가 발생한 날로부터 </text:span><text:span text:style-name="p150-1-2">    </text:span><text:span text:style-name="p150-1-3"> 이</text:span><text:span text:style-name="p150-1-4">내</text:span><text:span text:style-name="p150-2-1">에 말소절차에 따라 처분기록을 말소하고 해당 직원에게 그 사실을 통보하여야 한다.</text:span></text:p>
      <text:p text:style-name="Paragraph-151"><text:span text:style-name="p151-1-1">    (제47조)</text:span></text:p>
      <text:p text:style-name="바탕글"><text:span text:style-name="p152-1-1">    가. 10일           나. 14일              다. 20일               라. 30일</text:span></text:p>
      <text:p text:style-name="바탕글"/>
      <text:p text:style-name="바탕글"><text:span text:style-name="p154-1-1">29. 다음 중 표창에 대한 설명 중 틀린것은?(제49,50,52조)</text:span></text:p>
      <text:p text:style-name="Paragraph-155"><text:span text:style-name="p155-1-1">    가. 포상의 요구는 각 소속장이 공적조서에 의하여</text:span><text:span text:style-name="p155-1-2"> 인사담당부서의 장</text:span><text:span text:style-name="p155-1-3">에게 의뢰하되, 포</text:span><text:span text:style-name="p155-2-1">상대상자인 직원은 공사근무기간이 최소한 1년 이상인 자 이어야 한다.</text:span></text:p>
      <text:p text:style-name="Paragraph-156"><text:span text:style-name="p156-1-1">    나. 포상요구를 받은 인사담당부서의 장은 이를 검토하여 인사위원회에 부쳐야 하며, 이 </text:span><text:span text:style-name="p156-2-1">경우 공적심의조서를 첨부한다.</text:span></text:p>
      <text:p text:style-name="Paragraph-157"><text:span text:style-name="p157-1-1">    다. 인사규정시행내규, 다른 사규 또는 법령에 의하여 포상을 받은 자에 대하여는 인사</text:span><text:span text:style-name="p157-2-1">담당부서에서 표창대장에 등재</text:span><text:span text:style-name="p157-2-2">·</text:span><text:span text:style-name="p157-2-3">관리한다.</text:span></text:p>
      <text:p text:style-name="Paragraph-158"><text:span text:style-name="p158-1-1">    라. 인사담당부서의 장은 모범직원으로 선발된 자에 관한 모범직원기록부를 작성 비치</text:span><text:span text:style-name="p158-2-1">하여야 한다.</text:span></text:p>
      <text:p text:style-name="바탕글"/>
      <text:p text:style-name="바탕글"><text:span text:style-name="p160-1-1">30. 모범직원상의 포상금 지급시 휴직 등의 경우에 지급하는 경우가 틀린 것은?(제52조)</text:span></text:p>
      <text:p text:style-name="Paragraph-161"><text:span text:style-name="p161-1-1">    가. 천재지변 또는 전시사변이나 기타의 사유로 인하여 생사 또는 소재가 불명하게 되</text:span><text:span text:style-name="p161-2-1">었을 때 - 발령일 익월부터 지급중지, 복직월부터 잔여횟수분 지급</text:span></text:p>
      <text:p text:style-name="Paragraph-162"><text:span text:style-name="p162-1-1">    나. 업무로 인한 질병 또는 부상으로 6월 이상 장기요양을 요하여 휴직한 경우 - 계속 </text:span><text:span text:style-name="p162-2-1">지급</text:span></text:p>
      <text:p text:style-name="Paragraph-163"><text:span text:style-name="p163-1-1">    다. 공사의 필요에 의하여 직무와 관련된 분야의 해외유학, 국제기구 또는 유관기관에 </text:span><text:span text:style-name="p163-2-1">임시 고용되었을 때 - 발령일 익월부터 복직월까지 미지급</text:span></text:p>
      <text:p text:style-name="Paragraph-164"><text:span text:style-name="p164-1-1">    라. 신체 정신상의 장애로 2월 이상 장기 요양을 요할 때 - 발령일 익월부터 복직월까</text:span><text:span text:style-name="p164-2-1">지 미지급</text:span></text:p>
      <text:p text:style-name="바탕글"/>
      <text:p text:style-name="바탕글"><text:span text:style-name="p166-1-1">32. 다음은 대우직원에 관한 설명이다. 틀린 것은?(제55,53,54조)</text:span></text:p>
      <text:p text:style-name="Paragraph-167"><text:span text:style-name="p167-1-1">    가. 대우직원으로 선발된 직원은 직원의 신분을 상실하지 않으나 징계나 직위해제 처분</text:span><text:span text:style-name="p167-2-1">을 받거나 휴직할 경우에는 대우 직원으로서의 자격을 상실하게 된다.</text:span></text:p>
      <text:p text:style-name="Paragraph-168"><text:span text:style-name="p168-1-1">    나. 대우직원 선발 및 대상요건은 5급의 당해직급으로 근무한 기간이 5년 이상인자로 </text:span><text:span text:style-name="p168-2-1">인사규정에 의한 승진임용의 제한사유 및 최근 2년이내 실시한 역량평가에서 총점</text:span><text:span text:style-name="p168-3-1">이 </text:span><text:span text:style-name="p168-3-2">“</text:span><text:span text:style-name="p168-3-3">가(60점미만)</text:span><text:span text:style-name="p168-3-4">”</text:span><text:span text:style-name="p168-3-5">로 평정된 사실이 없는 자이어야 한다.</text:span></text:p>
      <text:p text:style-name="Paragraph-169"><text:span text:style-name="p169-1-1">    다. 대우직원은 매년 1월1일, 4월1일, 7월1일, 10월1일자로 선발한다.</text:span></text:p>
      <text:p text:style-name="Paragraph-170"><text:span text:style-name="p170-1-1">    라. 대우직원의 표시는 바로 상위직급 다음에 </text:span><text:span text:style-name="p170-1-2">“</text:span><text:span text:style-name="p170-1-3">대우</text:span><text:span text:style-name="p170-1-4">”</text:span><text:span text:style-name="p170-1-5">를 붙이고 일괄발령을 원칙으로 하</text:span><text:span text:style-name="p170-2-1">며 필요에 따라 임용장 교부를 생략할 수 있다.</text:span></text:p>
      <text:p text:style-name="바탕글"/>
      <text:p text:style-name="바탕글"><text:span text:style-name="p172-1-1">35. </text:span><text:span text:style-name="p172-1-2">사</text:span><text:span text:style-name="p172-1-3">장은 </text:span><text:span text:style-name="p172-1-4">    </text:span><text:span text:style-name="p172-1-5">까지 대우직원 대상자의 경력, 실적요건 및 기타 필요한 사항등을 심사</text:span><text:span text:style-name="p172-1-6">하여</text:span><text:span text:style-name="p172-1-7">  </text:span><text:span text:style-name="p172-2-1">   적격자를 결정하여야 한다.(제54조)</text:span></text:p>
      <text:p text:style-name="바탕글"><text:span text:style-name="p173-1-1">    가. 매분기 20일전      나. 매분기 14일전      다. 매분기 10일전    라. 매분기 5일전</text:span></text:p>
      <text:p text:style-name="바탕글"/>
      <text:p text:style-name="바탕글"><text:span text:style-name="p175-1-1">33. 다음 사항중 대우 직원의 자격이 상실되는 경우는?(제55조)</text:span></text:p>
      <text:p text:style-name="바탕글"><text:span text:style-name="p176-1-1">    가. 징계처분을 받은 때                        나. 휴직하였을 때</text:span></text:p>
      <text:p text:style-name="바탕글"><text:span text:style-name="p177-1-1">    다. 승진임용이나 강임된 경우                  라. 직위해제 되었을 때</text:span></text:p>
      <text:p text:style-name="바탕글"/>
      <text:p text:style-name="바탕글"><text:span text:style-name="p179-1-1">35. </text:span><text:span text:style-name="p179-1-2">사</text:span><text:span text:style-name="p179-1-3">장은 언제까지 대우직원 대상자의 경력, 실적요건 및 기타 필요한 사항등을 심사</text:span><text:span text:style-name="p179-1-4">하여</text:span><text:span text:style-name="p179-1-5">  </text:span><text:span text:style-name="p179-2-1">   적격자를 결정하여야 하는가?(제54조)</text:span></text:p>
      <text:p text:style-name="바탕글"><text:span text:style-name="p180-1-1">    가. 매분기 20일전      나. 매분기 14일전      다. 매분기 10일전    라. 매분기 5일전</text:span></text:p>
      <text:p text:style-name="바탕글"/>
      <text:p text:style-name="바탕글"><text:span text:style-name="p182-1-1">31. 직원의 명예퇴직에 대한 설명이다. 맞는 것은?(제56,58조)</text:span></text:p>
      <text:p text:style-name="Paragraph-183"><text:span text:style-name="p183-1-1">    가. 명예퇴직 대상자의 근무년수 계산은 퇴직금등의지급에관한규정에서 정한 근속년  </text:span><text:span text:style-name="p183-2-1">수 계산방법에 의하며, 월 단위이하 잔여기간이 15일 이상일 경우에는 1월로, 15일 </text:span><text:span text:style-name="p183-3-1">미만은 계산하지 아니한다.</text:span></text:p>
      <text:p text:style-name="Paragraph-184"><text:span text:style-name="p184-1-1">    나. 명예퇴직 대상자는 명예퇴직 예정일 기준 공단 근무경력을 포함하여 20년 이상 근</text:span><text:span text:style-name="p184-2-1">속한 자로서 정년 퇴직일전 2년 이상의 기간 중 자진퇴직 하는 자로 한다.</text:span></text:p>
      <text:p text:style-name="바탕글"><text:span text:style-name="p185-1-1">    다. 명예퇴직은 6월말, 12월말 각 2회 실시한다.</text:span></text:p>
      <text:p text:style-name="Paragraph-186"><text:span text:style-name="p186-1-1">    라. 사장으로부터 명예퇴직 통지를 받은 대상자는 그 통지를 받은 날로부터 15일 이내</text:span><text:span text:style-name="p186-2-1">에 사직원을 제출하여야 한다.</text:span></text:p>
      <text:p text:style-name="바탕글"/>
      <text:p text:style-name="바탕글"><text:span text:style-name="p188-1-1">34. </text:span><text:span text:style-name="p188-1-2">사장은 명예퇴직일 </text:span><text:span text:style-name="p188-1-3">   </text:span><text:span text:style-name="p188-1-4">까지 인사위원회의 심의를 거쳐 명예퇴직여부를 결정하고        </text:span><text:span text:style-name="p188-2-1">    그 결과를 소속부서의 장 및 본인에게 통보하여야 한다.</text:span><text:span text:style-name="p188-2-2">(제58조)</text:span></text:p>
      <text:p text:style-name="바탕글"><text:span text:style-name="p189-1-1">    가. 5일전            나. 10일전          다. 20일전           라. 1월전</text:span></text:p>
      <text:p text:style-name="바탕글"/>
      <text:p text:style-name="바탕글"><text:span text:style-name="p191-1-1">36. 직원채용 시험시 국가유공자등예우및지원에관한법률에 의한 취업지원대상자에 대한 가  </text:span><text:span text:style-name="p191-2-1">    산점수 기준이 맞는 것은?(별표6)</text:span></text:p>
      <text:p text:style-name="바탕글"><text:span text:style-name="p192-1-1">     가. 각 전형별 득점의 10% 또는 5%            나. 각 전형별 만점의 10% 또는 5%</text:span></text:p>
      <text:p text:style-name="바탕글"><text:span text:style-name="p193-1-1">     다. 각 전형별 득점의 15% 또는 10%           라. 각 전형별 만점의 15% 또는 10% </text:span></text:p>
      <text:p text:style-name="Paragraph-194"/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195"><text:span text:style-name="p195-1-1">인사규정시행내규</text:span></text:p>
          </table:table-cell>
          <table:table-cell table:style-name="Table-1-1-2" table:number-columns-spanned="1" table:number-rows-spanned="1">
            <text:p text:style-name="Paragraph-196"><text:span text:style-name="p196-1-1">인사평정내규</text:span></text:p>
          </table:table-cell>
        </table:table-row>
        <table:table-row>
          <table:table-cell table:style-name="Table-1-2-1" table:number-columns-spanned="1" table:number-rows-spanned="1">
            <text:p text:style-name="Paragraph-197"><text:span text:style-name="p197-1-1">1. 가</text:span><text:span text:style-name="p197-1-2">(내규3,4,6조)</text:span></text:p>
            <text:p text:style-name="Paragraph-198"><text:span text:style-name="p198-1-1">2. 가</text:span><text:span text:style-name="p198-1-2">(내규2,5,7조)</text:span></text:p>
            <text:p text:style-name="Paragraph-199"><text:span text:style-name="p199-1-1">3. 나</text:span><text:span text:style-name="p199-1-2">(내규9조)</text:span></text:p>
            <text:p text:style-name="Paragraph-200"><text:span text:style-name="p200-1-1">5. 다</text:span><text:span text:style-name="p200-1-2">(내규10조)</text:span></text:p>
            <text:p text:style-name="Paragraph-201"><text:span text:style-name="p201-1-1">7. 라</text:span><text:span text:style-name="p201-1-2">(내규14조)</text:span></text:p>
            <text:p text:style-name="Paragraph-202"><text:span text:style-name="p202-1-1">8. 다(내규10,11,14,15조)</text:span></text:p>
            <text:p text:style-name="Paragraph-203"><text:span text:style-name="p203-1-1">4. 가(내규13,17조)</text:span></text:p>
            <text:p text:style-name="Paragraph-204"><text:span text:style-name="p204-1-1">6. 다(내규17조)</text:span></text:p>
            <text:p text:style-name="Paragraph-205"><text:span text:style-name="p205-1-1">9. 가(내규10,17,18조)</text:span></text:p>
            <text:p text:style-name="Paragraph-206"><text:span text:style-name="p206-1-1">10. 나</text:span><text:span text:style-name="p206-1-2">(내규21조)</text:span></text:p>
            <text:p text:style-name="Paragraph-207"><text:span text:style-name="p207-1-1">11. 나</text:span><text:span text:style-name="p207-1-2">(내규22,23조)</text:span></text:p>
            <text:p text:style-name="Paragraph-208"><text:span text:style-name="p208-1-1">12. 라</text:span><text:span text:style-name="p208-1-2">(내규24조)</text:span></text:p>
            <text:p text:style-name="Paragraph-209"><text:span text:style-name="p209-1-1">13. 라</text:span><text:span text:style-name="p209-1-2">(내규24조)</text:span></text:p>
            <text:p text:style-name="Paragraph-210"><text:span text:style-name="p210-1-1">14. 나</text:span><text:span text:style-name="p210-1-2">(내규26조)</text:span></text:p>
            <text:p text:style-name="Paragraph-211"><text:span text:style-name="p211-1-1">15. 나</text:span><text:span text:style-name="p211-1-2">(내규26조)</text:span></text:p>
            <text:p text:style-name="Paragraph-212"><text:span text:style-name="p212-1-1">16. 다</text:span><text:span text:style-name="p212-1-2">(내규24,25,28,27조)</text:span></text:p>
            <text:p text:style-name="Paragraph-213"><text:span text:style-name="p213-1-1">17. 라</text:span><text:span text:style-name="p213-1-2">(내규31,33의2조)</text:span></text:p>
            <text:p text:style-name="Paragraph-214"><text:span text:style-name="p214-1-1">18. 라</text:span><text:span text:style-name="p214-1-2">(내규36,37조)</text:span></text:p>
            <text:p text:style-name="Paragraph-215"><text:span text:style-name="p215-1-1">19. 다</text:span><text:span text:style-name="p215-1-2">(내규38,39조)</text:span></text:p>
            <text:p text:style-name="Paragraph-216"><text:span text:style-name="p216-1-1">20. 다</text:span><text:span text:style-name="p216-1-2">(내규40조)</text:span></text:p>
            <text:p text:style-name="Paragraph-217"><text:span text:style-name="p217-1-1">21. 나(내규40조)</text:span></text:p>
            <text:p text:style-name="Paragraph-218"><text:span text:style-name="p218-1-1">21-1. 라</text:span></text:p>
            <text:p text:style-name="Paragraph-219"><text:span text:style-name="p219-1-1">23. 나</text:span><text:span text:style-name="p219-1-2">(내규41조)</text:span></text:p>
            <text:p text:style-name="Paragraph-220"><text:span text:style-name="p220-1-1">24. 다</text:span><text:span text:style-name="p220-1-2">(내규41조)</text:span></text:p>
            <text:p text:style-name="Paragraph-221"><text:span text:style-name="p221-1-1">25. 나(내규41조)</text:span></text:p>
            <text:p text:style-name="Paragraph-222"><text:span text:style-name="p222-1-1">22. 라(내규42,43조)</text:span></text:p>
            <text:p text:style-name="Paragraph-223"><text:span text:style-name="p223-1-1">26. 가</text:span><text:span text:style-name="p223-1-2">(내규47조)</text:span></text:p>
            <text:p text:style-name="Paragraph-224"><text:span text:style-name="p224-1-1">27. 다</text:span><text:span text:style-name="p224-1-2">(내규46,43,47,48조)</text:span></text:p>
            <text:p text:style-name="Paragraph-225"><text:span text:style-name="p225-1-1">28. 나</text:span><text:span text:style-name="p225-1-2">(내규47조)</text:span></text:p>
            <text:p text:style-name="Paragraph-226"><text:span text:style-name="p226-1-1">29. 가</text:span><text:span text:style-name="p226-1-2">(내규49,50,52조)</text:span></text:p>
            <text:p text:style-name="Paragraph-227"><text:span text:style-name="p227-1-1">30. 다</text:span><text:span text:style-name="p227-1-2">(내규52조)</text:span></text:p>
            <text:p text:style-name="Paragraph-228"><text:span text:style-name="p228-1-1">32. 가(내규55,53,54조)</text:span></text:p>
            <text:p text:style-name="Paragraph-229"><text:span text:style-name="p229-1-1">35. 라(내규54조)</text:span></text:p>
            <text:p text:style-name="Paragraph-230"><text:span text:style-name="p230-1-1">33. 다(내규55조)</text:span></text:p>
            <text:p text:style-name="Paragraph-231"><text:span text:style-name="p231-1-1">31. 가(내규56,58조)</text:span></text:p>
            <text:p text:style-name="Paragraph-232"><text:span text:style-name="p232-1-1">34. 라</text:span><text:span text:style-name="p232-1-2">(내규58조)</text:span></text:p>
            <text:p text:style-name="Paragraph-233"><text:span text:style-name="p233-1-1">36. 나</text:span></text:p>
            <text:p text:style-name="Paragraph-234"/>
          </table:table-cell>
          <table:table-cell table:style-name="Table-1-2-2" table:number-columns-spanned="1" table:number-rows-spanned="1">
            <text:p text:style-name="Paragraph-235"><text:span text:style-name="p235-1-1">1. 라</text:span><text:span text:style-name="p235-1-2">.(내규1조)</text:span></text:p>
            <text:p text:style-name="Paragraph-236"><text:span text:style-name="p236-1-1">2. 가.</text:span><text:span text:style-name="p236-1-2">(내규2조)</text:span></text:p>
            <text:p text:style-name="Paragraph-237"><text:span text:style-name="p237-1-1">3. 가.</text:span><text:span text:style-name="p237-1-2">(내규2조)</text:span></text:p>
            <text:p text:style-name="Paragraph-238"><text:span text:style-name="p238-1-1">4. 가.</text:span><text:span text:style-name="p238-1-2">(내규2조)</text:span></text:p>
            <text:p text:style-name="Paragraph-239"><text:span text:style-name="p239-1-1">5. 가.</text:span><text:span text:style-name="p239-1-2">(내규2조)</text:span></text:p>
            <text:p text:style-name="Paragraph-240"><text:span text:style-name="p240-1-1">6. 가.</text:span><text:span text:style-name="p240-1-2">(내규2조)</text:span></text:p>
            <text:p text:style-name="Paragraph-241"><text:span text:style-name="p241-1-1">7. 가.(</text:span><text:span text:style-name="p241-1-2">내규4조)</text:span></text:p>
            <text:p text:style-name="Paragraph-242"><text:span text:style-name="p242-1-1">8. 라.(</text:span><text:span text:style-name="p242-1-2">내규6조)</text:span></text:p>
            <text:p text:style-name="Paragraph-243"><text:span text:style-name="p243-1-1">9. 다.(</text:span><text:span text:style-name="p243-1-2">내규7조)</text:span></text:p>
            <text:p text:style-name="Paragraph-244"><text:span text:style-name="p244-1-1">10. 가.(</text:span><text:span text:style-name="p244-1-2">내규8조)</text:span></text:p>
            <text:p text:style-name="Paragraph-245"><text:span text:style-name="p245-1-1">11. 가.(</text:span><text:span text:style-name="p245-1-2">내규9조)</text:span></text:p>
            <text:p text:style-name="Paragraph-246"><text:span text:style-name="p246-1-1">12. 나.(</text:span><text:span text:style-name="p246-1-2">내규10조)</text:span></text:p>
            <text:p text:style-name="Paragraph-247"><text:span text:style-name="p247-1-1">13. 라.(</text:span><text:span text:style-name="p247-1-2">내규10조)</text:span></text:p>
            <text:p text:style-name="Paragraph-248"><text:span text:style-name="p248-1-1">14. 가.(</text:span><text:span text:style-name="p248-1-2">내규11조)</text:span></text:p>
            <text:p text:style-name="Paragraph-249"><text:span text:style-name="p249-1-1">15. 라.(</text:span><text:span text:style-name="p249-1-2">내규12조)</text:span></text:p>
            <text:p text:style-name="Paragraph-250"><text:span text:style-name="p250-1-1">16. 가.(</text:span><text:span text:style-name="p250-1-2">내규13조)</text:span></text:p>
            <text:p text:style-name="Paragraph-251"><text:span text:style-name="p251-1-1">17. 라.(</text:span><text:span text:style-name="p251-1-2">내규14,12조)</text:span></text:p>
            <text:p text:style-name="Paragraph-252"><text:span text:style-name="p252-1-1">18. 라.(</text:span><text:span text:style-name="p252-1-2">내규15조)</text:span></text:p>
            <text:p text:style-name="Paragraph-253"><text:span text:style-name="p253-1-1">19. 라.</text:span><text:span text:style-name="p253-1-2">(내규16조)</text:span></text:p>
            <text:p text:style-name="Paragraph-254"><text:span text:style-name="p254-1-1">20. 가.</text:span><text:span text:style-name="p254-1-2">(내규16조)</text:span></text:p>
            <text:p text:style-name="Paragraph-255"><text:span text:style-name="p255-1-1">21. 가.</text:span><text:span text:style-name="p255-1-2">(내규16조)</text:span></text:p>
            <text:p text:style-name="Paragraph-256"><text:span text:style-name="p256-1-1">22. 다.</text:span><text:span text:style-name="p256-1-2">(내규16조)</text:span></text:p>
            <text:p text:style-name="Paragraph-257"><text:span text:style-name="p257-1-1">23. 가.</text:span><text:span text:style-name="p257-1-2">(내규16조)</text:span></text:p>
            <text:p text:style-name="Paragraph-258"><text:span text:style-name="p258-1-1">24. 라.</text:span><text:span text:style-name="p258-1-2">(내규20,21조)</text:span></text:p>
            <text:p text:style-name="Paragraph-259"><text:span text:style-name="p259-1-1">25. 다.</text:span><text:span text:style-name="p259-1-2">(내규21조)</text:span></text:p>
            <text:p text:style-name="Paragraph-260"><text:span text:style-name="p260-1-1">26. 가.</text:span><text:span text:style-name="p260-1-2">(내규21조)</text:span></text:p>
            <text:p text:style-name="Paragraph-261"><text:span text:style-name="p261-1-1">27. 가.</text:span><text:span text:style-name="p261-1-2">(내규22조)</text:span></text:p>
            <text:p text:style-name="Paragraph-262"><text:span text:style-name="p262-1-1">28. 다.</text:span><text:span text:style-name="p262-1-2">(내규232조)</text:span></text:p>
            <text:p text:style-name="Paragraph-263"><text:span text:style-name="p263-1-1">29. 다.</text:span><text:span text:style-name="p263-1-2">(내규23조)</text:span></text:p>
            <text:p text:style-name="Paragraph-264"><text:span text:style-name="p264-1-1">30. 라.</text:span><text:span text:style-name="p264-1-2">(내규24조)</text:span></text:p>
            <text:p text:style-name="Paragraph-265"><text:span text:style-name="p265-1-1">31. 가.</text:span><text:span text:style-name="p265-1-2">(내규27조)</text:span></text:p>
            <text:p text:style-name="Paragraph-266"><text:span text:style-name="p266-1-1">32. 다.</text:span><text:span text:style-name="p266-1-2">(내규28조)</text:span></text:p>
            <text:p text:style-name="Paragraph-267"><text:span text:style-name="p267-1-1">33. 나.</text:span><text:span text:style-name="p267-1-2">(내규28조)</text:span></text:p>
            <text:p text:style-name="Paragraph-268"><text:span text:style-name="p268-1-1">34. 나.</text:span><text:span text:style-name="p268-1-2">(내규29조)</text:span></text:p>
            <text:p text:style-name="Paragraph-269"><text:span text:style-name="p269-1-1">35. 가.</text:span><text:span text:style-name="p269-1-2">(내규29조)</text:span></text:p>
            <text:p text:style-name="Paragraph-270"><text:span text:style-name="p270-1-1">36. 가.</text:span><text:span text:style-name="p270-1-2">(내규29조)</text:span></text:p>
            <text:p text:style-name="Paragraph-271"><text:span text:style-name="p271-1-1">37. 라.</text:span><text:span text:style-name="p271-1-2">(내규30조)</text:span></text:p>
            <text:p text:style-name="Paragraph-272"><text:span text:style-name="p272-1-1">38. 가.</text:span><text:span text:style-name="p272-1-2">(내규31조)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HCI Tulip" svg:font-family="'HCI Tulip'" style:font-family-generic="roman" style:font-pitch="variable"/>
    <style:font-face style:name="HCI Poppy" svg:font-family="'HCI Poppy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한양중고딕" style:font-name-asian="휴먼명조" fo:font-size="10pt" style:font-size-asian="10pt" style:font-size-complex="10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2cm" fo:margin-right="1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